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TablePreview4.svm" manifest:media-type=""/>
  <manifest:file-entry manifest:full-path="Pictures/1000020100000500000002D060C19ABA5FD7FEED.png" manifest:media-type="image/png"/>
  <manifest:file-entry manifest:full-path="Pictures/1000020100000500000002D0E540013573895E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9cm" fo:padding-top="1.27cm" fo:padding-bottom="0cm" fo:padding-left="0cm" fo:padding-right="0cm"/>
    </style:style>
    <style:style style:name="gr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91cm" fo:padding-top="1.27cm" fo:padding-bottom="0cm" fo:padding-left="0cm" fo:padding-right="0cm"/>
    </style:style>
    <style:style style:name="gr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91cm" fo:padding-top="0cm" fo:padding-bottom="1.27cm" fo:padding-left="0cm" fo:padding-right="0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8.677cm" fo:min-width="0.00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8.821cm" fo:min-width="0.168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6.69cm" fo:min-width="0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6.805cm" fo:min-width="0cm" fo:padding-top="0.175cm" fo:padding-bottom="0.175cm" fo:padding-left="0.3cm" fo:padding-right="0.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2.02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937cm"/>
    </style:style>
    <style:style style:name="pr12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1.962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565cm" style:use-optimal-column-width="false"/>
    </style:style>
    <style:style style:name="co4" style:family="table-column">
      <style:table-column-properties style:column-width="1.556cm" style:use-optimal-column-width="false"/>
    </style:style>
    <style:style style:name="ro1" style:family="table-row">
      <style:table-row-properties style:row-height="1.513cm"/>
    </style:style>
    <style:style style:name="ro2" style:family="table-row">
      <style:table-row-properties style:row-height="1.508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187cm"/>
    </style:style>
    <style:style style:name="ce1" style:family="table-cell">
      <loext:graphic-properties draw:fill-color="#ffffff" draw:textarea-vertical-align="middle"/>
      <style:paragraph-properties fo:text-align="center" fo:border="0.03pt solid #dddddd"/>
      <style:text-properties fo:font-size="18pt" style:font-size-asian="18pt" style:font-size-complex="18pt"/>
    </style:style>
    <style:style style:name="ce2" style:family="table-cell">
      <loext:graphic-properties draw:fill-color="#ffffff" draw:textarea-vertical-align="middle"/>
      <style:paragraph-properties fo:text-align="center" fo:border="0.03pt solid #dddddd"/>
      <style:text-properties fo:color="#cc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0.03pt solid #dddddd"/>
      <style:text-properties fo:color="#ff99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03pt solid #dddddd"/>
      <style:text-properties fo:color="#0099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ffffff" draw:textarea-vertical-align="middle"/>
      <style:paragraph-properties fo:text-align="center" fo:border="0.03pt solid #dddddd"/>
      <style:text-properties fo:color="#0066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ffffff" draw:textarea-vertical-align="middle"/>
      <style:paragraph-properties fo:text-align="center" fo:border="0.03pt solid #dddddd"/>
      <style:text-properties fo:color="#6600cc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ffffcc" draw:textarea-vertical-align="middle"/>
      <style:paragraph-properties fo:text-align="center" fo:border="0.03pt solid #dddddd"/>
      <style:text-properties fo:font-size="18pt" style:font-size-asian="18pt" style:font-size-complex="18pt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justify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fo:color="#99ffff" style:font-name="Ferrum" fo:font-size="32pt" fo:font-weight="normal" fo:background-color="transparent" style:font-size-asian="40pt" style:font-size-complex="40pt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fo:font-weight="normal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8pt" fo:font-weight="normal"/>
    </style:style>
    <style:style style:name="P16" style:family="paragraph">
      <loext:graphic-properties draw:fill-color="#ffffff"/>
      <style:paragraph-properties fo:text-align="justify"/>
      <style:text-properties style:font-name="Ubuntu3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00cccc"/>
      <style:paragraph-properties fo:text-align="center"/>
      <style:text-properties fo:color="#6600ff" fo:font-size="18pt"/>
    </style:style>
    <style:style style:name="P19" style:family="paragraph">
      <loext:graphic-properties draw:fill-color="#00cccc"/>
      <style:paragraph-properties fo:text-align="center"/>
      <style:text-properties fo:color="#3333ff" fo:font-size="18pt"/>
    </style:style>
    <style:style style:name="P20" style:family="paragraph">
      <loext:graphic-properties draw:fill-color="#00cccc"/>
      <style:paragraph-properties fo:text-align="center"/>
      <style:text-properties fo:color="#ff9900" fo:font-size="18pt"/>
    </style:style>
    <style:style style:name="P21" style:family="paragraph">
      <loext:graphic-properties draw:fill-color="#00cccc"/>
      <style:paragraph-properties fo:text-align="center"/>
      <style:text-properties fo:color="#00cc00" fo:font-size="18pt"/>
    </style:style>
    <style:style style:name="P22" style:family="paragraph">
      <loext:graphic-properties draw:fill-color="#00cccc"/>
      <style:paragraph-properties fo:text-align="center"/>
      <style:text-properties fo:color="#ff0000" fo:font-size="18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style:font-name="Ubuntu3" fo:font-size="48pt" style:font-size-asian="48pt" style:font-size-complex="48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fo:color="#99ffff" style:font-name="Ferrum" fo:font-size="48pt" fo:font-weight="normal" fo:background-color="transparent" style:font-size-asian="66pt" style:font-size-complex="66pt"/>
    </style:style>
    <style:style style:name="T10" style:family="text">
      <style:text-properties fo:color="#000000" fo:font-size="8pt" fo:font-style="italic" fo:font-weight="normal" style:font-size-asian="8pt" style:font-style-asian="italic" style:font-size-complex="8pt" style:font-style-complex="italic"/>
    </style:style>
    <style:style style:name="T11" style:family="text">
      <style:text-properties fo:font-size="18pt" fo:font-weight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fo:font-weight="normal" style:font-size-asian="12pt" style:font-size-complex="12pt"/>
    </style:style>
    <style:style style:name="T14" style:family="text">
      <style:text-properties style:text-position="0% 100%" style:font-name="Ubuntu3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6600ff" fo:font-size="18pt"/>
    </style:style>
    <style:style style:name="T16" style:family="text">
      <style:text-properties fo:color="#3333ff" fo:font-size="18pt"/>
    </style:style>
    <style:style style:name="T17" style:family="text">
      <style:text-properties fo:color="#ff9900" fo:font-size="18pt"/>
    </style:style>
    <style:style style:name="T18" style:family="text">
      <style:text-properties fo:color="#00cc00" fo:font-size="18pt"/>
    </style:style>
    <style:style style:name="T19" style:family="text">
      <style:text-properties fo:color="#ff0000" fo:font-size="18pt"/>
    </style:style>
    <style:style style:name="T20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9900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9900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6600cc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text-position="0% 100%" style:font-name="Ubuntu3" fo:font-size="24pt" fo:font-style="italic" style:font-size-asian="24pt" style:font-style-asian="italic" style:font-size-complex="24pt" style:font-style-complex="italic"/>
    </style:style>
    <style:style style:name="T27" style:family="text">
      <style:text-properties style:text-position="-33% 58%" style:font-name="Ubuntu3" fo:font-size="24pt" fo:font-style="normal" style:font-size-asian="24pt" style:font-style-asian="normal" style:font-size-complex="24pt" style:font-style-complex="normal"/>
    </style:style>
    <style:style style:name="T28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Connections to</text:span><text:span text:style-name="T1"><text:line-break/></text:span><text:span text:style-name="T1">Matrices and Relation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4-03">Apr 3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Trees are a handy structure in Data Structures, and are also a part of Graph Theory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0" draw:layer="layout" svg:width="26.839cm" svg:height="12.02cm" svg:x="0.441cm" svg:y="3.087cm">
          <draw:text-box>
            <text:p text:style-name="P5"><text:span text:style-name="T5">1. Intro to Trees</text:span></text:p>
            <text:p text:style-name="P5"><text:span text:style-name="T6"/></text:p>
            <text:p text:style-name="P5"><text:span text:style-name="T5">2. Propositions &amp; Theorems</text:span></text:p>
            <text:p text:style-name="P5"><text:span text:style-name="T7"/></text:p>
            <text:p text:style-name="P5"><text:span text:style-name="T5">3. Spanning Tree Algorith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Adjacency Matr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. Adjacency Matrices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10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7" draw:text-style-name="P16" draw:layer="layout" svg:width="20.448cm" svg:height="12.288cm" svg:x="0.661cm" svg:y="2.804cm">
          <draw:text-box>
            <text:p text:style-name="P5"><text:span text:style-name="T14">With an Adjacency Matrix, we can keep a list of the edges between vertices in a clean, organized format. </text:span></text:p>
            <text:p text:style-name="P5"><text:span text:style-name="T14"/></text:p>
            <text:p text:style-name="P5"><text:span text:style-name="T14">If we simply list out “1 to 5”, “1 to 2”, “2 to 4”, and so on, it would be difficult to read for lots of numbers. With a matrix, we can interpret it more easily and in an ordered forma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. Adjacency Matrices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10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8" draw:text-style-name="P16" draw:layer="layout" svg:width="20.448cm" svg:height="12.288cm" svg:x="0.661cm" svg:y="2.804cm">
          <draw:text-box>
            <text:p text:style-name="P5"><text:span text:style-name="T14">In a matrix, we have a set of rows and columns. Along each of these, we list out all the vertices in the graph.</text:span></text:p>
          </draw:text-box>
        </draw:frame>
        <draw:g>
          <draw:line draw:style-name="gr5" draw:text-style-name="P17" draw:layer="layout" svg:x1="2.045cm" svg:y1="12.55cm" svg:x2="2.125cm" svg:y2="7.816cm">
            <text:p/>
          </draw:line>
          <draw:line draw:style-name="gr5" draw:text-style-name="P17" draw:layer="layout" svg:x1="6.216cm" svg:y1="12.573cm" svg:x2="6.227cm" svg:y2="7.904cm">
            <text:p/>
          </draw:line>
          <draw:line draw:style-name="gr5" draw:text-style-name="P17" draw:layer="layout" svg:x1="2.009cm" svg:y1="7.949cm" svg:x2="6.198cm" svg:y2="8.008cm">
            <text:p/>
          </draw:line>
          <draw:line draw:style-name="gr5" draw:text-style-name="P17" draw:layer="layout" svg:x1="2.045cm" svg:y1="12.549cm" svg:x2="6.388cm" svg:y2="12.637cm">
            <text:p/>
          </draw:line>
          <draw:line draw:style-name="gr5" draw:text-style-name="P17" draw:layer="layout" svg:x1="2.125cm" svg:y1="7.816cm" svg:x2="4.21cm" svg:y2="10.464cm">
            <text:p/>
          </draw:line>
          <draw:line draw:style-name="gr5" draw:text-style-name="P17" draw:layer="layout" svg:x1="6.388cm" svg:y1="7.883cm" svg:x2="4.21cm" svg:y2="10.464cm">
            <text:p/>
          </draw:line>
          <draw:path draw:style-name="gr5" draw:text-style-name="P17" draw:layer="layout" svg:width="2.629cm" svg:height="2.339cm" draw:transform="skewX (-0.047123889803847) rotate (2.61153615975911) translate (7.20038499006478cm 8.58829168694598cm)" svg:viewBox="0 0 2630 2340" svg:d="M1333 8c383-61 678 251 890 519 175 221 296 482 379 754 118 381-162 722-451 913-321 211-734 174-1075 13-345-163-705-355-908-709-163-282-270-691-18-960 199-213 453-392 742-423l162-6">
            <text:p/>
          </draw:path>
          <draw:custom-shape draw:style-name="gr6" draw:text-style-name="P18" draw:layer="layout" svg:width="0.692cm" svg:height="0.753cm" svg:x="5.893cm" svg:y="12.106cm">
            <text:p text:style-name="P7"><text:span text:style-name="T15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9" draw:layer="layout" svg:width="0.693cm" svg:height="0.753cm" svg:x="1.749cm" svg:y="12.106cm">
            <text:p text:style-name="P7"><text:span text:style-name="T16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0" draw:layer="layout" svg:width="0.693cm" svg:height="0.753cm" svg:x="5.891cm" svg:y="7.611cm">
            <text:p text:style-name="P7"><text:span text:style-name="T1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1" draw:layer="layout" svg:width="0.693cm" svg:height="0.753cm" svg:x="3.767cm" svg:y="9.982cm">
            <text:p text:style-name="P7"><text:span text:style-name="T18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2" draw:layer="layout" svg:width="0.693cm" svg:height="0.753cm" svg:x="1.747cm" svg:y="7.611cm">
            <text:p text:style-name="P7"><text:span text:style-name="T19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1.767cm" svg:height="9.072cm" svg:x="8.942cm" svg:y="5.4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7"><text:span text:style-name="T20">A</text:span></text:p>
              </table:table-cell>
              <table:table-cell table:style-name="ce3">
                <text:p text:style-name="P7"><text:span text:style-name="T21">B</text:span></text:p>
              </table:table-cell>
              <table:table-cell table:style-name="ce4">
                <text:p text:style-name="P7"><text:span text:style-name="T22">C</text:span></text:p>
              </table:table-cell>
              <table:table-cell table:style-name="ce5">
                <text:p text:style-name="P7"><text:span text:style-name="T23">D</text:span></text:p>
              </table:table-cell>
              <table:table-cell table:style-name="ce6">
                <text:p text:style-name="P7"><text:span text:style-name="T24">E</text:span></text:p>
              </table:table-cell>
            </table:table-row>
            <table:table-row table:style-name="ro1" table:default-cell-style-name="ce1">
              <table:table-cell table:style-name="ce2">
                <text:p text:style-name="P7"><text:span text:style-name="T20">A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0</text:span></text:p>
              </table:table-cell>
            </table:table-row>
            <table:table-row table:style-name="ro1" table:default-cell-style-name="ce1">
              <table:table-cell table:style-name="ce3">
                <text:p text:style-name="P7"><text:span text:style-name="T21">B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2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1</text:span></text:p>
              </table:table-cell>
            </table:table-row>
            <table:table-row table:style-name="ro1" table:default-cell-style-name="ce1">
              <table:table-cell table:style-name="ce4">
                <text:p text:style-name="P7"><text:span text:style-name="T22">C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0</text:span></text:p>
              </table:table-cell>
            </table:table-row>
            <table:table-row table:style-name="ro1" table:default-cell-style-name="ce1">
              <table:table-cell table:style-name="ce5">
                <text:p text:style-name="P7"><text:span text:style-name="T23">D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1</text:span></text:p>
              </table:table-cell>
            </table:table-row>
            <table:table-row table:style-name="ro2" table:default-cell-style-name="ce1">
              <table:table-cell table:style-name="ce6">
                <text:p text:style-name="P7"><text:span text:style-name="T24">E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1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0</text:span></text:p>
              </table:table-cell>
              <table:table-cell>
                <text:p text:style-name="P7"><text:span text:style-name="T25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17" draw:layer="layout" svg:width="0.714cm" svg:height="9.737cm" svg:x="8.52cm" svg:y="5.23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7" draw:layer="layout" svg:width="0.952cm" svg:height="9.895cm" svg:x="20.347cm" svg:y="5.10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. </text:span><text:span text:style-name="T9">Adja</text:span><text:span text:style-name="T9">cenc</text:span><text:span text:style-name="T9">y </text:span><text:span text:style-name="T9">Mat</text:span><text:span text:style-name="T9">rices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10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9" draw:text-style-name="P16" draw:layer="layout" svg:width="20.448cm" svg:height="12.288cm" svg:x="0.661cm" svg:y="2.804cm">
          <draw:text-box>
            <text:p text:style-name="P5"><text:span text:style-name="T14">The matrix </text:span><text:span text:style-name="T14">is read as </text:span><text:span text:style-name="T14">the </text:span><text:span text:style-name="T14">amount of </text:span><text:span text:style-name="T14">edges </text:span><text:span text:style-name="T14">between </text:span><text:span text:style-name="T14">some </text:span><text:span text:style-name="T14">vertex </text:span><text:span text:style-name="T14">from </text:span><text:span text:style-name="T26">row i</text:span><text:span text:style-name="T14"> <text:s/></text:span><text:span text:style-name="T14">and some </text:span><text:span text:style-name="T14">vertex </text:span><text:span text:style-name="T14">from </text:span><text:span text:style-name="T26">row j</text:span><text:span text:style-name="T14">.</text:span></text:p>
            <text:p text:style-name="P5"><text:span text:style-name="T14">1 means </text:span><text:span text:style-name="T14">there is </text:span><text:span text:style-name="T14">one line </text:span><text:span text:style-name="T14">between, </text:span><text:span text:style-name="T14">2 would </text:span><text:span text:style-name="T14">be parallel </text:span><text:span text:style-name="T14">lines.</text:span></text:p>
          </draw:text-box>
        </draw:frame>
        <draw:g>
          <draw:line draw:style-name="gr5" draw:text-style-name="P17" draw:layer="layout" svg:x1="2.336cm" svg:y1="14.111cm" svg:x2="2.416cm" svg:y2="9.377cm">
            <text:p/>
          </draw:line>
          <draw:line draw:style-name="gr5" draw:text-style-name="P17" draw:layer="layout" svg:x1="6.507cm" svg:y1="14.134cm" svg:x2="6.518cm" svg:y2="9.465cm">
            <text:p/>
          </draw:line>
          <draw:line draw:style-name="gr5" draw:text-style-name="P17" draw:layer="layout" svg:x1="2.3cm" svg:y1="9.51cm" svg:x2="6.489cm" svg:y2="9.569cm">
            <text:p/>
          </draw:line>
          <draw:line draw:style-name="gr5" draw:text-style-name="P17" draw:layer="layout" svg:x1="2.336cm" svg:y1="14.11cm" svg:x2="6.679cm" svg:y2="14.198cm">
            <text:p/>
          </draw:line>
          <draw:line draw:style-name="gr5" draw:text-style-name="P17" draw:layer="layout" svg:x1="2.416cm" svg:y1="9.377cm" svg:x2="4.501cm" svg:y2="12.025cm">
            <text:p/>
          </draw:line>
          <draw:line draw:style-name="gr5" draw:text-style-name="P17" draw:layer="layout" svg:x1="6.679cm" svg:y1="9.444cm" svg:x2="4.501cm" svg:y2="12.025cm">
            <text:p/>
          </draw:line>
          <draw:path draw:style-name="gr5" draw:text-style-name="P17" draw:layer="layout" svg:width="2.629cm" svg:height="2.339cm" draw:transform="skewX (-0.0471238898038469) rotate (2.61153615975911) translate (7.49138499006478cm 10.149291686946cm)" svg:viewBox="0 0 2630 2340" svg:d="M1333 8c383-61 678 251 890 519 175 221 296 482 379 754 118 381-162 722-451 913-321 211-734 174-1075 13-345-163-705-355-908-709-163-282-270-691-18-960 199-213 453-392 742-423l162-6">
            <text:p/>
          </draw:path>
          <draw:custom-shape draw:style-name="gr6" draw:text-style-name="P18" draw:layer="layout" svg:width="0.692cm" svg:height="0.753cm" svg:x="6.184cm" svg:y="13.667cm">
            <text:p text:style-name="P7"><text:span text:style-name="T15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9" draw:layer="layout" svg:width="0.693cm" svg:height="0.753cm" svg:x="2.04cm" svg:y="13.667cm">
            <text:p text:style-name="P7"><text:span text:style-name="T16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0" draw:layer="layout" svg:width="0.693cm" svg:height="0.753cm" svg:x="6.182cm" svg:y="9.172cm">
            <text:p text:style-name="P7"><text:span text:style-name="T1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1" draw:layer="layout" svg:width="0.693cm" svg:height="0.753cm" svg:x="4.058cm" svg:y="11.543cm">
            <text:p text:style-name="P7"><text:span text:style-name="T18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2" draw:layer="layout" svg:width="0.693cm" svg:height="0.753cm" svg:x="2.038cm" svg:y="9.172cm">
            <text:p text:style-name="P7"><text:span text:style-name="T19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standard" draw:layer="layout" svg:width="9.38cm" svg:height="7.156cm" svg:x="11.025cm" svg:y="7.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>
                <table:table-cell table:style-name="ce1"/>
                <table:table-cell table:style-name="ce2">
                  <text:p text:style-name="P7"><text:span text:style-name="T20">A</text:span></text:p>
                </table:table-cell>
                <table:table-cell table:style-name="ce3">
                  <text:p text:style-name="P7"><text:span text:style-name="T21">B</text:span></text:p>
                </table:table-cell>
                <table:table-cell table:style-name="ce4">
                  <text:p text:style-name="P7"><text:span text:style-name="T22">C</text:span></text:p>
                </table:table-cell>
                <table:table-cell table:style-name="ce5">
                  <text:p text:style-name="P7"><text:span text:style-name="T23">D</text:span></text:p>
                </table:table-cell>
                <table:table-cell table:style-name="ce6">
                  <text:p text:style-name="P7"><text:span text:style-name="T24">E</text:span></text:p>
                </table:table-cell>
              </table:table-row>
              <table:table-row table:style-name="ro3" table:default-cell-style-name="ce7">
                <table:table-cell table:style-name="ce2">
                  <text:p text:style-name="P7"><text:span text:style-name="T20">A</text:span></text:p>
                </table:table-cell>
                <table:table-cell table:style-name="ce1">
                  <text:p text:style-name="P7"><text:span text:style-name="T25">0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1</text:span></text:p>
                </table:table-cell>
                <table:table-cell table:style-name="ce1">
                  <text:p text:style-name="P7"><text:span text:style-name="T25">0</text:span></text:p>
                </table:table-cell>
              </table:table-row>
              <table:table-row table:style-name="ro3" table:default-cell-style-name="ce7">
                <table:table-cell table:style-name="ce3">
                  <text:p text:style-name="P7"><text:span text:style-name="T21">B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2</text:span></text:p>
                </table:table-cell>
                <table:table-cell>
                  <text:p text:style-name="P7"><text:span text:style-name="T25">1</text:span></text:p>
                </table:table-cell>
                <table:table-cell table:style-name="ce1">
                  <text:p text:style-name="P7"><text:span text:style-name="T25">0</text:span></text:p>
                </table:table-cell>
                <table:table-cell>
                  <text:p text:style-name="P7"><text:span text:style-name="T25">1</text:span></text:p>
                </table:table-cell>
              </table:table-row>
              <table:table-row table:style-name="ro3" table:default-cell-style-name="ce1">
                <table:table-cell table:style-name="ce4">
                  <text:p text:style-name="P7"><text:span text:style-name="T22">C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</table:table-row>
              <table:table-row table:style-name="ro3" table:default-cell-style-name="ce1">
                <table:table-cell table:style-name="ce5">
                  <text:p text:style-name="P7"><text:span text:style-name="T23">D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</table:table-row>
              <table:table-row table:style-name="ro4" table:default-cell-style-name="ce1">
                <table:table-cell table:style-name="ce6">
                  <text:p text:style-name="P7"><text:span text:style-name="T24">E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11" draw:text-style-name="P17" draw:layer="layout" svg:width="0.569cm" svg:height="7.68cm" svg:x="10.689cm" svg:y="7.35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17" draw:layer="layout" svg:width="0.759cm" svg:height="7.805cm" svg:x="20.116cm" svg:y="7.25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. Adjacency Matrices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10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0" draw:text-style-name="P16" draw:layer="layout" svg:width="20.448cm" svg:height="12.288cm" svg:x="0.661cm" svg:y="2.804cm">
          <draw:text-box>
            <text:p text:style-name="P5"><text:span text:style-name="T14">If the graph is directed, then there might be a value like B → C, but not C → B. But for a directed graph like this, these values will be mirrored.</text:span></text:p>
          </draw:text-box>
        </draw:frame>
        <draw:g>
          <draw:line draw:style-name="gr5" draw:text-style-name="P17" draw:layer="layout" svg:x1="2.336cm" svg:y1="14.111cm" svg:x2="2.416cm" svg:y2="9.377cm">
            <text:p/>
          </draw:line>
          <draw:line draw:style-name="gr5" draw:text-style-name="P17" draw:layer="layout" svg:x1="6.507cm" svg:y1="14.134cm" svg:x2="6.518cm" svg:y2="9.465cm">
            <text:p/>
          </draw:line>
          <draw:line draw:style-name="gr5" draw:text-style-name="P17" draw:layer="layout" svg:x1="2.3cm" svg:y1="9.51cm" svg:x2="6.489cm" svg:y2="9.569cm">
            <text:p/>
          </draw:line>
          <draw:line draw:style-name="gr5" draw:text-style-name="P17" draw:layer="layout" svg:x1="2.336cm" svg:y1="14.11cm" svg:x2="6.679cm" svg:y2="14.198cm">
            <text:p/>
          </draw:line>
          <draw:line draw:style-name="gr5" draw:text-style-name="P17" draw:layer="layout" svg:x1="2.416cm" svg:y1="9.377cm" svg:x2="4.501cm" svg:y2="12.025cm">
            <text:p/>
          </draw:line>
          <draw:line draw:style-name="gr5" draw:text-style-name="P17" draw:layer="layout" svg:x1="6.679cm" svg:y1="9.444cm" svg:x2="4.501cm" svg:y2="12.025cm">
            <text:p/>
          </draw:line>
          <draw:path draw:style-name="gr5" draw:text-style-name="P17" draw:layer="layout" svg:width="2.629cm" svg:height="2.339cm" draw:transform="skewX (-0.0471238898038469) rotate (2.61153615975911) translate (7.49138499006478cm 10.149291686946cm)" svg:viewBox="0 0 2630 2340" svg:d="M1333 8c383-61 678 251 890 519 175 221 296 482 379 754 118 381-162 722-451 913-321 211-734 174-1075 13-345-163-705-355-908-709-163-282-270-691-18-960 199-213 453-392 742-423l162-6">
            <text:p/>
          </draw:path>
          <draw:custom-shape draw:style-name="gr6" draw:text-style-name="P18" draw:layer="layout" svg:width="0.692cm" svg:height="0.753cm" svg:x="6.184cm" svg:y="13.667cm">
            <text:p text:style-name="P7"><text:span text:style-name="T15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9" draw:layer="layout" svg:width="0.693cm" svg:height="0.753cm" svg:x="2.04cm" svg:y="13.667cm">
            <text:p text:style-name="P7"><text:span text:style-name="T16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0" draw:layer="layout" svg:width="0.693cm" svg:height="0.753cm" svg:x="6.182cm" svg:y="9.172cm">
            <text:p text:style-name="P7"><text:span text:style-name="T1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1" draw:layer="layout" svg:width="0.693cm" svg:height="0.753cm" svg:x="4.058cm" svg:y="11.543cm">
            <text:p text:style-name="P7"><text:span text:style-name="T18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2" draw:layer="layout" svg:width="0.693cm" svg:height="0.753cm" svg:x="2.038cm" svg:y="9.172cm">
            <text:p text:style-name="P7"><text:span text:style-name="T19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standard" draw:layer="layout" svg:width="9.38cm" svg:height="7.156cm" svg:x="11.025cm" svg:y="7.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>
                <table:table-cell table:style-name="ce1"/>
                <table:table-cell table:style-name="ce2">
                  <text:p text:style-name="P7"><text:span text:style-name="T20">A</text:span></text:p>
                </table:table-cell>
                <table:table-cell table:style-name="ce3">
                  <text:p text:style-name="P7"><text:span text:style-name="T21">B</text:span></text:p>
                </table:table-cell>
                <table:table-cell table:style-name="ce4">
                  <text:p text:style-name="P7"><text:span text:style-name="T22">C</text:span></text:p>
                </table:table-cell>
                <table:table-cell table:style-name="ce5">
                  <text:p text:style-name="P7"><text:span text:style-name="T23">D</text:span></text:p>
                </table:table-cell>
                <table:table-cell table:style-name="ce6">
                  <text:p text:style-name="P7"><text:span text:style-name="T24">E</text:span></text:p>
                </table:table-cell>
              </table:table-row>
              <table:table-row table:style-name="ro3" table:default-cell-style-name="ce7">
                <table:table-cell table:style-name="ce2">
                  <text:p text:style-name="P7"><text:span text:style-name="T20">A</text:span></text:p>
                </table:table-cell>
                <table:table-cell table:style-name="ce1">
                  <text:p text:style-name="P7"><text:span text:style-name="T25">0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1</text:span></text:p>
                </table:table-cell>
                <table:table-cell table:style-name="ce1">
                  <text:p text:style-name="P7"><text:span text:style-name="T25">0</text:span></text:p>
                </table:table-cell>
              </table:table-row>
              <table:table-row table:style-name="ro3" table:default-cell-style-name="ce7">
                <table:table-cell table:style-name="ce3">
                  <text:p text:style-name="P7"><text:span text:style-name="T21">B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2</text:span></text:p>
                </table:table-cell>
                <table:table-cell>
                  <text:p text:style-name="P7"><text:span text:style-name="T25">1</text:span></text:p>
                </table:table-cell>
                <table:table-cell table:style-name="ce1">
                  <text:p text:style-name="P7"><text:span text:style-name="T25">0</text:span></text:p>
                </table:table-cell>
                <table:table-cell>
                  <text:p text:style-name="P7"><text:span text:style-name="T25">1</text:span></text:p>
                </table:table-cell>
              </table:table-row>
              <table:table-row table:style-name="ro3" table:default-cell-style-name="ce1">
                <table:table-cell table:style-name="ce4">
                  <text:p text:style-name="P7"><text:span text:style-name="T22">C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</table:table-row>
              <table:table-row table:style-name="ro3" table:default-cell-style-name="ce1">
                <table:table-cell table:style-name="ce5">
                  <text:p text:style-name="P7"><text:span text:style-name="T23">D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</table:table-row>
              <table:table-row table:style-name="ro4" table:default-cell-style-name="ce1">
                <table:table-cell table:style-name="ce6">
                  <text:p text:style-name="P7"><text:span text:style-name="T24">E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11" draw:text-style-name="P17" draw:layer="layout" svg:width="0.569cm" svg:height="7.68cm" svg:x="10.689cm" svg:y="7.35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17" draw:layer="layout" svg:width="0.759cm" svg:height="7.805cm" svg:x="20.116cm" svg:y="7.25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. Adjacency Matrices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10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1" draw:text-style-name="P16" draw:layer="layout" svg:width="20.448cm" svg:height="3.056cm" svg:x="0.661cm" svg:y="2.804cm">
          <draw:text-box>
            <text:p text:style-name="P5"><text:span text:style-name="T14">Formally, we can say:</text:span></text:p>
            <text:p text:style-name="P5"><text:span text:style-name="T14"/></text:p>
            <text:p text:style-name="P7"><text:span text:style-name="T14">M</text:span><text:span text:style-name="T27">ij</text:span><text:span text:style-name="T14"> = the # of edges that connect v</text:span><text:span text:style-name="T27">i</text:span><text:span text:style-name="T14"> to v</text:span><text:span text:style-name="T27">j</text:span><text:span text:style-name="T14"> .</text:span></text:p>
          </draw:text-box>
        </draw:frame>
        <draw:g>
          <draw:line draw:style-name="gr5" draw:text-style-name="P17" draw:layer="layout" svg:x1="2.336cm" svg:y1="14.111cm" svg:x2="2.416cm" svg:y2="9.377cm">
            <text:p/>
          </draw:line>
          <draw:line draw:style-name="gr5" draw:text-style-name="P17" draw:layer="layout" svg:x1="6.507cm" svg:y1="14.134cm" svg:x2="6.518cm" svg:y2="9.465cm">
            <text:p/>
          </draw:line>
          <draw:line draw:style-name="gr5" draw:text-style-name="P17" draw:layer="layout" svg:x1="2.3cm" svg:y1="9.51cm" svg:x2="6.489cm" svg:y2="9.569cm">
            <text:p/>
          </draw:line>
          <draw:line draw:style-name="gr5" draw:text-style-name="P17" draw:layer="layout" svg:x1="2.336cm" svg:y1="14.11cm" svg:x2="6.679cm" svg:y2="14.198cm">
            <text:p/>
          </draw:line>
          <draw:line draw:style-name="gr5" draw:text-style-name="P17" draw:layer="layout" svg:x1="2.416cm" svg:y1="9.377cm" svg:x2="4.501cm" svg:y2="12.025cm">
            <text:p/>
          </draw:line>
          <draw:line draw:style-name="gr5" draw:text-style-name="P17" draw:layer="layout" svg:x1="6.679cm" svg:y1="9.444cm" svg:x2="4.501cm" svg:y2="12.025cm">
            <text:p/>
          </draw:line>
          <draw:path draw:style-name="gr5" draw:text-style-name="P17" draw:layer="layout" svg:width="2.629cm" svg:height="2.339cm" draw:transform="skewX (-0.0471238898038469) rotate (2.61153615975911) translate (7.49138499006478cm 10.149291686946cm)" svg:viewBox="0 0 2630 2340" svg:d="M1333 8c383-61 678 251 890 519 175 221 296 482 379 754 118 381-162 722-451 913-321 211-734 174-1075 13-345-163-705-355-908-709-163-282-270-691-18-960 199-213 453-392 742-423l162-6">
            <text:p/>
          </draw:path>
          <draw:custom-shape draw:style-name="gr6" draw:text-style-name="P18" draw:layer="layout" svg:width="0.692cm" svg:height="0.753cm" svg:x="6.184cm" svg:y="13.667cm">
            <text:p text:style-name="P7"><text:span text:style-name="T15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9" draw:layer="layout" svg:width="0.693cm" svg:height="0.753cm" svg:x="2.04cm" svg:y="13.667cm">
            <text:p text:style-name="P7"><text:span text:style-name="T16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0" draw:layer="layout" svg:width="0.693cm" svg:height="0.753cm" svg:x="6.182cm" svg:y="9.172cm">
            <text:p text:style-name="P7"><text:span text:style-name="T1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1" draw:layer="layout" svg:width="0.693cm" svg:height="0.753cm" svg:x="4.058cm" svg:y="11.543cm">
            <text:p text:style-name="P7"><text:span text:style-name="T18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2" draw:layer="layout" svg:width="0.693cm" svg:height="0.753cm" svg:x="2.038cm" svg:y="9.172cm">
            <text:p text:style-name="P7"><text:span text:style-name="T19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standard" draw:layer="layout" svg:width="9.38cm" svg:height="7.156cm" svg:x="11.025cm" svg:y="7.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>
                <table:table-cell table:style-name="ce1"/>
                <table:table-cell table:style-name="ce2">
                  <text:p text:style-name="P7"><text:span text:style-name="T20">A</text:span></text:p>
                </table:table-cell>
                <table:table-cell table:style-name="ce3">
                  <text:p text:style-name="P7"><text:span text:style-name="T21">B</text:span></text:p>
                </table:table-cell>
                <table:table-cell table:style-name="ce4">
                  <text:p text:style-name="P7"><text:span text:style-name="T22">C</text:span></text:p>
                </table:table-cell>
                <table:table-cell table:style-name="ce5">
                  <text:p text:style-name="P7"><text:span text:style-name="T23">D</text:span></text:p>
                </table:table-cell>
                <table:table-cell table:style-name="ce6">
                  <text:p text:style-name="P7"><text:span text:style-name="T24">E</text:span></text:p>
                </table:table-cell>
              </table:table-row>
              <table:table-row table:style-name="ro3" table:default-cell-style-name="ce7">
                <table:table-cell table:style-name="ce2">
                  <text:p text:style-name="P7"><text:span text:style-name="T20">A</text:span></text:p>
                </table:table-cell>
                <table:table-cell table:style-name="ce1">
                  <text:p text:style-name="P7"><text:span text:style-name="T25">0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1</text:span></text:p>
                </table:table-cell>
                <table:table-cell table:style-name="ce1">
                  <text:p text:style-name="P7"><text:span text:style-name="T25">0</text:span></text:p>
                </table:table-cell>
              </table:table-row>
              <table:table-row table:style-name="ro3" table:default-cell-style-name="ce7">
                <table:table-cell table:style-name="ce3">
                  <text:p text:style-name="P7"><text:span text:style-name="T21">B</text:span></text:p>
                </table:table-cell>
                <table:table-cell>
                  <text:p text:style-name="P7"><text:span text:style-name="T25">1</text:span></text:p>
                </table:table-cell>
                <table:table-cell>
                  <text:p text:style-name="P7"><text:span text:style-name="T25">2</text:span></text:p>
                </table:table-cell>
                <table:table-cell>
                  <text:p text:style-name="P7"><text:span text:style-name="T25">1</text:span></text:p>
                </table:table-cell>
                <table:table-cell table:style-name="ce1">
                  <text:p text:style-name="P7"><text:span text:style-name="T25">0</text:span></text:p>
                </table:table-cell>
                <table:table-cell>
                  <text:p text:style-name="P7"><text:span text:style-name="T25">1</text:span></text:p>
                </table:table-cell>
              </table:table-row>
              <table:table-row table:style-name="ro3" table:default-cell-style-name="ce1">
                <table:table-cell table:style-name="ce4">
                  <text:p text:style-name="P7"><text:span text:style-name="T22">C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</table:table-row>
              <table:table-row table:style-name="ro3" table:default-cell-style-name="ce1">
                <table:table-cell table:style-name="ce5">
                  <text:p text:style-name="P7"><text:span text:style-name="T23">D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</table:table-row>
              <table:table-row table:style-name="ro4" table:default-cell-style-name="ce1">
                <table:table-cell table:style-name="ce6">
                  <text:p text:style-name="P7"><text:span text:style-name="T24">E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  <table:table-cell>
                  <text:p text:style-name="P7"><text:span text:style-name="T25">0</text:span></text:p>
                </table:table-cell>
                <table:table-cell>
                  <text:p text:style-name="P7"><text:span text:style-name="T25">0</text:span></text:p>
                </table:table-cell>
                <table:table-cell table:style-name="ce7">
                  <text:p text:style-name="P7"><text:span text:style-name="T25">1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ustom-shape draw:style-name="gr11" draw:text-style-name="P17" draw:layer="layout" svg:width="0.569cm" svg:height="7.68cm" svg:x="10.689cm" svg:y="7.35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17" draw:layer="layout" svg:width="0.759cm" svg:height="7.805cm" svg:x="20.116cm" svg:y="7.25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12" draw:text-style-name="P6" draw:layer="layout" svg:width="25.599cm" svg:height="11.793cm" svg:x="1.264cm" svg:y="3.088cm">
          <draw:text-box>
            <text:p text:style-name="P5"><text:span text:style-name="T28">Tre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4-03T13:47:18.746145913</dc:date>
    <meta:editing-duration>P1DT17H1M19S</meta:editing-duration>
    <meta:editing-cycles>2125</meta:editing-cycles>
    <meta:generator>LibreOffice/5.1.6.2$Linux_X86_64 LibreOffice_project/10m0$Build-2</meta:generator>
    <meta:document-statistic meta:object-count="137"/>
  </office:meta>
</office:document-meta>
</file>